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0800000008446E4D525D2C88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25e131" officeooo:paragraph-rsid="0025e131"/>
    </style:style>
    <style:style style:name="P3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0000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8000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2a6099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8" style:family="paragraph">
      <loext:graphic-properties draw:fill="bitmap" draw:fill-color="#f44336" draw:fill-image-name="Bitmap_20_23" draw:opacity="100%" style:repeat="repeat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 draw:secondary-fill-color="#d4ea6b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00a933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draw:stroke-dash="Ultrafine_20_Dashed" svg:stroke-width="0.0626in" svg:stroke-color="#ff0000" draw:marker-start="" draw:marker-start-width="0.1965in" draw:marker-start-center="false" draw:marker-end="" draw:marker-end-width="0.1965in" draw:marker-end-center="false" draw:stroke-linejoin="round" svg:stroke-linecap="round" draw:fill="solid" draw:fill-color="#ff0000" draw:opacity="100%" draw:textarea-horizontal-align="center" draw:textarea-vertical-align="middle" draw:auto-grow-height="false" draw:fit-to-size="false" style:shrink-to-fit="false" fo:min-height="1.1661in" fo:min-width="3.1661in" fo:padding-top="0.078in" fo:padding-bottom="0.078in" fo:padding-left="0.1252in" fo:padding-right="0.1252in" fo:wrap-option="wrap" draw:shadow="visible" draw:shadow-offset-x="0.0417in" draw:shadow-offset-y="0.0417in" draw:shadow-color="#808080" draw:shadow-opacity="20%" style:writing-mode="lr-tb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draw:stroke-dash="Ultrafine_20_Dashed" svg:stroke-width="0.0626in" svg:stroke-color="#ff8000" draw:marker-start="" draw:marker-start-width="0.1965in" draw:marker-start-center="false" draw:marker-end="" draw:marker-end-width="0.1965in" draw:marker-end-center="false" draw:stroke-linejoin="round" svg:stroke-linecap="round" draw:fill="solid" draw:fill-color="#ff8000" draw:opacity="100%" draw:textarea-horizontal-align="center" draw:textarea-vertical-align="middle" draw:auto-grow-height="false" draw:fit-to-size="false" style:shrink-to-fit="false" fo:min-height="1.1047in" fo:min-width="5.2193in" fo:padding-top="0.078in" fo:padding-bottom="0.078in" fo:padding-left="0.1252in" fo:padding-right="0.1252in" fo:wrap-option="wrap" draw:shadow="visible" draw:shadow-offset-x="0.0417in" draw:shadow-offset-y="0.0417in" draw:shadow-color="#808080" draw:shadow-opacity="20%" style:writing-mode="lr-tb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draw:stroke-dash="Ultrafine_20_Dashed" svg:stroke-width="0.0626in" svg:stroke-color="#2a6099" draw:marker-start="" draw:marker-start-width="0.1965in" draw:marker-start-center="false" draw:marker-end="" draw:marker-end-width="0.1965in" draw:marker-end-center="false" draw:stroke-linejoin="round" svg:stroke-linecap="round" draw:fill="solid" draw:fill-color="#2a6099" draw:opacity="100%" draw:textarea-horizontal-align="center" draw:textarea-vertical-align="middle" draw:auto-grow-height="false" draw:fit-to-size="false" style:shrink-to-fit="false" fo:min-height="1.0846in" fo:min-width="10.4508in" fo:padding-top="0.078in" fo:padding-bottom="0.078in" fo:padding-left="0.1252in" fo:padding-right="0.1252in" fo:wrap-option="wrap" draw:shadow="visible" draw:shadow-offset-x="0.0417in" draw:shadow-offset-y="0.0417in" draw:shadow-color="#808080" draw:shadow-opacity="20%" style:writing-mode="lr-tb" style:run-through="foreground" style:wrap="dynamic" style:number-wrapped-paragraphs="no-limit" style:wrap-contour="true" style:wrap-contour-mode="full" style:vertical-pos="from-top" style:vertical-rel="paragraph" style:horizontal-pos="center" style:horizontal-rel="paragraph"/>
      <style:paragraph-properties style:writing-mode="lr-tb"/>
    </style:style>
    <style:style style:name="gr4" style:family="graphic">
      <style:graphic-properties draw:stroke="solid" svg:stroke-width="0.0417in" svg:stroke-color="#000000" draw:marker-start="" draw:marker-start-width="0.1654in" draw:marker-start-center="false" draw:marker-end="" draw:marker-end-width="0.1654in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0.9673in" fo:min-width="9.0929in" fo:padding-top="0.0665in" fo:padding-bottom="0.0665in" fo:padding-left="0.1138in" fo:padding-right="0.1138in" fo:wrap-option="wrap" draw:shadow="visible" draw:shadow-offset-x="0.0835in" draw:shadow-offset-y="0.0835in" draw:shadow-color="#000000" draw:shadow-opacity="100%" style:writing-mode="lr-tb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5" style:family="graphic">
      <style:graphic-properties draw:stroke="solid" svg:stroke-width="0.0417in" svg:stroke-color="#ffffff" draw:marker-start="" draw:marker-start-width="0.1654in" draw:marker-start-center="false" draw:marker-end="" draw:marker-end-width="0.1654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1.611in" fo:min-width="8.4634in" fo:padding-top="0.0665in" fo:padding-bottom="0.0665in" fo:padding-left="0.1138in" fo:padding-right="0.1138in" fo:wrap-option="wrap" draw:shadow="visible" draw:shadow-offset-x="0.0555in" draw:shadow-offset-y="0.0555in" draw:shadow-color="#2a6099" draw:shadow-opacity="20%" style:writing-mode="lr-tb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6" style:family="graphic">
      <style:graphic-properties draw:stroke="solid" draw:stroke-dash="Ultrafine_20_Dashed" svg:stroke-width="0.0626in" svg:stroke-color="#00a933" draw:marker-start="" draw:marker-start-width="0.1965in" draw:marker-start-center="false" draw:marker-end="" draw:marker-end-width="0.1965in" draw:marker-end-center="false" draw:stroke-linejoin="round" svg:stroke-linecap="round" draw:fill="solid" draw:fill-color="#00a933" draw:opacity="100%" draw:textarea-horizontal-align="center" draw:textarea-vertical-align="middle" draw:auto-grow-height="false" draw:fit-to-size="false" style:shrink-to-fit="false" fo:min-height="0.9835in" fo:min-width="10.4429in" fo:padding-top="0.078in" fo:padding-bottom="0.078in" fo:padding-left="0.1252in" fo:padding-right="0.1252in" fo:wrap-option="wrap" draw:shadow="visible" draw:shadow-offset-x="0.0417in" draw:shadow-offset-y="0.0417in" draw:shadow-color="#808080" draw:shadow-opacity="20%" style:writing-mode="lr-tb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/text:p>
      <text:p text:style-name="Standard"/>
      <text:p text:style-name="Standard"><draw:custom-shape text:anchor-type="paragraph" draw:z-index="3" draw:name="Note 2" draw:style-name="gr3" draw:text-style-name="P6" svg:width="10.7004in" svg:height="1.2406in" svg:x="-0.6374in" svg:y="0.4283in"><text:p text:style-name="P3"><text:span text:style-name="T1">Continue Saved Game</text:span></text:p>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0" draw:name="Note" draw:style-name="gr6" draw:text-style-name="P11" svg:width="10.6925in" svg:height="1.1386in" svg:x="-0.6008in" svg:y="3.1146in"><text:p text:style-name="P3"><text:span text:style-name="T1">Start a New Game</text:span></text:p>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ext:p text:style-name="P1"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</text:p>
      <text:p text:style-name="P1">.</text:p>
      <text:p text:style-name="P2">help 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5" draw:name="Note 3" draw:style-name="gr1" draw:text-style-name="P4" svg:width="3.4157in" svg:height="1.3217in" svg:x="5.0398in" svg:y="0.0799in"><text:p text:style-name="P3"><text:span text:style-name="T1">Help!</text:span></text:p>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name="Note 1" draw:style-name="gr2" draw:text-style-name="P5" svg:width="5.4689in" svg:height="1.2598in" svg:x="2.9862in" svg:y="0.5252in"><text:p text:style-name="P3"><text:span text:style-name="T1">Settings</text:span></text:p>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ext:p text:style-name="P1">.</text:p>
      <text:p text:style-name="P1">.</text:p>
      <text:p text:style-name="Standard"/>
      <text:p text:style-name="Standard"/>
      <text:p text:style-name="Standard"/>
      <text:p text:style-name="P1"><draw:custom-shape text:anchor-type="paragraph" draw:z-index="1" draw:name="blue" draw:style-name="gr5" draw:text-style-name="P10" svg:width="8.6906in" svg:height="1.7441in" svg:x="0.2035in" svg:y="1.548in"><text:p text:style-name="P9"><text:span text:style-name="T1">Start a New Game</text:span></text:p><draw:enhanced-geometry svg:viewBox="0 0 21600 21600" draw:mirror-horizontal="false" draw:mirror-vertical="false" draw:extrusion="false" draw:extrusion-depth="0.393700787401575in 0" draw:extrusion-viewpoint="(1.36692913385827in -1.36692913385827in 9.84251968503937in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.</text:p>
      <text:p text:style-name="Standard"/>
      <text:p text:style-name="Standard"><draw:custom-shape text:anchor-type="paragraph" draw:z-index="2" draw:name="Pow!" draw:style-name="gr4" draw:text-style-name="P8" svg:width="9.3205in" svg:height="1.1004in" svg:x="-0.1736in" svg:y="0.5484in"><text:p text:style-name="P7"><text:span text:style-name="T1">Start a New Game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draw:fill-image draw:name="Bitmap_20_23" draw:display-name="Bitmap 23" xlink:href="Pictures/100000000000000800000008446E4D525D2C888A.png" xlink:type="simple" xlink:show="embed" xlink:actuate="onLoad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15:08:50.135000000</meta:creation-date>
    <dc:date>2023-07-02T15:39:07.891000000</dc:date>
    <meta:editing-duration>PT30M18S</meta:editing-duration>
    <meta:editing-cycles>8</meta:editing-cycles>
    <meta:generator>LibreOffice/7.5.4.2$Windows_X86_64 LibreOffice_project/36ccfdc35048b057fd9854c757a8b67ec53977b6</meta:generator>
    <meta:document-statistic meta:table-count="0" meta:image-count="0" meta:object-count="0" meta:page-count="7" meta:paragraph-count="9" meta:word-count="9" meta:character-count="13" meta:non-whitespace-character-count="12"/>
  </office:meta>
</office:document-meta>
</file>